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Bestelllis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oltage Reg 3,3</text:p>
          </table:table-cell>
          <table:table-cell office:value-type="string" calcext:value-type="string">
            <text:p>https://de.farnell.com/stmicroelectronics/ldl1117s33r/ldo-festspannungsreg-3-3v-1-2a/dp/2729708?st=LDL1117S33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oltage Reg 5</text:p>
          </table:table-cell>
          <table:table-cell office:value-type="string" calcext:value-type="string">
            <text:p>https://de.farnell.com/stmicroelectronics/ldl1117s50r/ldo-festspannungsregl-5v-1-2a/dp/2729709?st=LDL1117S50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string" calcext:value-type="string">
            <text:p>https://de.farnell.com/stmicroelectronics/stm32f405rgt7/mcu-32bit-cortex-m4-168mhz-lqfp/dp/2333285?ost=STM32F405RGT7&amp;ddkey=https%3Ade-DE%2FElement14_Germany%2Fsearch#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2 Link</text:p>
          </table:table-cell>
          <table:table-cell office:value-type="string" calcext:value-type="string">
            <text:p>https://de.farnell.com/stmicroelectronics/st-link-v2/programmierer-icd-f-stm8-stm32/dp/1892523?scope=partnumberlookahead&amp;ost=ST-LINK%2FV2&amp;searchref=searchlookahead&amp;exaMfpn=true&amp;ddkey=https%3Ade-DE%2FElement14_Germany%2Fw%2Fsearch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2:33:29.214000000</meta:creation-date>
    <dc:date>2019-03-04T13:22:04.821000000</dc:date>
    <meta:editing-duration>PT27M21S</meta:editing-duration>
    <meta:editing-cycles>1</meta:editing-cycles>
    <meta:document-statistic meta:table-count="1" meta:cell-count="13" meta:object-count="0"/>
    <meta:generator>LibreOffice/6.1.3.2$Windows_X86_64 LibreOffice_project/86daf60bf00efa86ad547e59e09d6bb77c699acb</meta:generator>
  </office:meta>
</office:document-meta>
</file>